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A000002530C607049.png" manifest:media-type="image/png"/>
  <manifest:file-entry manifest:full-path="Pictures/100002010000034A000002531AAB0C89.png" manifest:media-type="image/png"/>
  <manifest:file-entry manifest:full-path="Pictures/100002010000034A00000253BA6D7061.png" manifest:media-type="image/png"/>
  <manifest:file-entry manifest:full-path="Pictures/100002010000034A000002534698B691.png" manifest:media-type="image/png"/>
  <manifest:file-entry manifest:full-path="Pictures/100002010000034A000002534BCC0860.png" manifest:media-type="image/png"/>
  <manifest:file-entry manifest:full-path="Pictures/100002010000034A000002538DFA59A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2681in" fo:margin-left="-0.0007in" fo:margin-top="0in" fo:margin-bottom="0in" table:align="left" style:writing-mode="lr-tb"/>
    </style:style>
    <style:style style:name="Table1.A" style:family="table-column">
      <style:table-column-properties style:column-width="0.7833in"/>
    </style:style>
    <style:style style:name="Table1.B" style:family="table-column">
      <style:table-column-properties style:column-width="0.7819in"/>
    </style:style>
    <style:style style:name="Table1.E" style:family="table-column">
      <style:table-column-properties style:column-width="0.7826in"/>
    </style:style>
    <style:style style:name="Table1.H" style:family="table-column">
      <style:table-column-properties style:column-width="0.7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H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>
      <style:paragraph-properties fo:text-align="start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ize="90pt" style:font-size-asian="90pt" style:font-size-complex="36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draw:fill="none" fo:padding-left="0.1in" fo:padding-right="0.1in" fo:padding-top="0.05in" fo:padding-bottom="0.05in" fo:border="0.06pt solid #000000" draw:textarea-vertical-align="top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oft-page-break/><draw:frame text:anchor-type="as-char" svg:y="0in" draw:z-index="1" draw:name="Design (4).png" draw:style-name="gr1" draw:text-style-name="P3" svg:width="9.8807in" svg:height="6.9823in" draw:transform="rotate (1.5707963267949) translate (0in 9.88055555555555in)"><draw:image xlink:href="Pictures/100002010000034A000002538DFA59A2.png" xlink:type="simple" xlink:show="embed" xlink:actuate="onLoad"><text:p/></draw:image></draw:frame></text:p>
      <text:p text:style-name="Standard"><text:bookmark text:name="_GoBack"/><text:soft-page-break/><draw:frame text:anchor-type="as-char" svg:y="0in" draw:z-index="2" draw:name="Design (5).png" draw:style-name="gr1" draw:text-style-name="P3" svg:width="9.8768in" svg:height="6.9787in" draw:transform="rotate (1.5707963267949) translate (0in 9.87638888888889in)"><draw:image xlink:href="Pictures/100002010000034A000002534BCC0860.png" xlink:type="simple" xlink:show="embed" xlink:actuate="onLoad"><text:p/></draw:image></draw:frame></text:p>
      <text:p text:style-name="Standard"><text:soft-page-break/><draw:frame text:anchor-type="as-char" svg:y="0in" draw:z-index="3" draw:name="Design (6).png" draw:style-name="gr1" draw:text-style-name="P3" svg:width="9.8768in" svg:height="6.9795in" draw:transform="rotate (1.5707963267949) translate (0in 9.87638888888889in)"><draw:image xlink:href="Pictures/100002010000034A00000253BA6D7061.png" xlink:type="simple" xlink:show="embed" xlink:actuate="onLoad"><text:p/></draw:image></draw:frame></text:p>
      <text:p text:style-name="Standard"><text:soft-page-break/><draw:frame text:anchor-type="as-char" svg:y="0in" draw:z-index="4" draw:name="Design (3).png" draw:style-name="gr1" draw:text-style-name="P3" svg:width="9.8795in" svg:height="6.9807in" draw:transform="rotate (1.5707963267949) translate (0in 9.87916666666667in)"><draw:image xlink:href="Pictures/100002010000034A000002534698B691.png" xlink:type="simple" xlink:show="embed" xlink:actuate="onLoad"><text:p/></draw:image></draw:frame></text:p>
      <text:p text:style-name="Standard"><text:soft-page-break/><draw:frame text:anchor-type="as-char" svg:y="0in" draw:z-index="5" draw:name="Design (2).png" draw:style-name="gr1" draw:text-style-name="P3" svg:width="9.8114in" svg:height="6.9335in" draw:transform="rotate (1.5707963267949) translate (0in 9.81111111111111in)"><draw:image xlink:href="Pictures/100002010000034A000002531AAB0C89.png" xlink:type="simple" xlink:show="embed" xlink:actuate="onLoad"><text:p/></draw:image></draw:frame></text:p>
      <text:p text:style-name="Standard"><text:soft-page-break/><draw:frame text:anchor-type="as-char" svg:y="0in" draw:z-index="6" draw:name="Design (1).png" draw:style-name="gr1" draw:text-style-name="P3" svg:width="9.8705in" svg:height="6.9732in" draw:transform="rotate (1.5707963267949) translate (0in 9.87013888888889in)"><draw:image xlink:href="Pictures/100002010000034A000002530C607049.png" xlink:type="simple" xlink:show="embed" xlink:actuate="onLoad"><text:p/></draw:image></draw:frame></text:p>
      <text:p text:style-name="Standard"><text:soft-page-break/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 table:number-columns-repeated="2"/>
        <table:table-column table:style-name="Table1.A"/>
        <table:table-column table:style-name="Table1.H"/>
        <table:table-row table:style-name="Table1.1">
          <table:table-cell table:style-name="Table1.A1" office:value-type="string">
            <text:p text:style-name="Table_20_Contents"><text:span text:style-name="T1">Operation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1">Amount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</table:table>
      <text:p text:style-name="Standard"><draw:frame draw:style-name="fr1" draw:name="Text Box 1" text:anchor-type="paragraph" svg:x="-1.1283in" svg:y="1.561in" svg:width="8.2681in" svg:height="6.6283in" draw:z-index="0"><draw:text-box><text:p text:style-name="P2"><text:span text:style-name="T2">John’s Bank Account:</text:span></text:p><text:p text:style-name="P2"><text:span text:style-name="T2">£500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GB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en" fo:country="GB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29:00</meta:creation-date>
    <meta:initial-creator>Louise Black</meta:initial-creator>
    <dc:language>en-US</dc:language>
    <dc:date>2018-06-20T14:34:32.255547538</dc:date>
    <meta:editing-cycles>3</meta:editing-cycles>
    <meta:editing-duration>PT25M56S</meta:editing-duration>
    <meta:generator>LibreOffice/4.3.3.2$Linux_X86_64 LibreOffice_project/430m0$Build-2</meta:generator>
    <meta:document-statistic meta:table-count="1" meta:image-count="0" meta:object-count="0" meta:page-count="8" meta:paragraph-count="10" meta:word-count="6" meta:character-count="40" meta:non-whitespace-character-count="38"/>
    <meta:template xlink:type="simple" xlink:actuate="onRequest" xlink:title="Normal.dotm" xlink:href=""/>
  </office:meta>
</office:document-meta>
</file>